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paragraph-rsid="00244d3c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Heading_20_4">
      <style:paragraph-properties fo:margin-left="0cm" fo:margin-right="0cm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 style:list-style-name="L2">
      <style:paragraph-properties fo:margin-left="0cm" fo:margin-right="0cm" fo:text-indent="0cm" style:auto-text-indent="false"/>
    </style:style>
    <style:style style:name="P9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 style:list-style-name="L3">
      <style:paragraph-properties fo:margin-left="0cm" fo:margin-right="0cm" fo:text-indent="0cm" style:auto-text-indent="false"/>
    </style:style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4">
      <style:paragraph-properties fo:margin-left="0cm" fo:margin-right="0cm" fo:text-indent="0cm" style:auto-text-indent="false"/>
    </style:style>
    <style:style style:name="P13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 style:list-style-name="L5">
      <style:paragraph-properties fo:margin-left="0cm" fo:margin-right="0cm" fo:text-indent="0cm" style:auto-text-indent="false"/>
    </style:style>
    <style:style style:name="P15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 style:list-style-name="L6">
      <style:paragraph-properties fo:margin-left="0cm" fo:margin-right="0cm" fo:text-indent="0cm" style:auto-text-indent="false"/>
    </style:style>
    <style:style style:name="P17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7">
      <style:paragraph-properties fo:margin-left="0cm" fo:margin-right="0cm" fo:text-indent="0cm" style:auto-text-indent="false"/>
    </style:style>
    <style:style style:name="P19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8">
      <style:paragraph-properties fo:margin-left="0cm" fo:margin-right="0cm" fo:text-indent="0cm" style:auto-text-indent="false"/>
    </style:style>
    <style:style style:name="P21" style:family="paragraph" style:parent-style-name="Text_20_body" style:list-style-name="L9">
      <style:paragraph-properties fo:margin-left="0cm" fo:margin-right="0cm" fo:text-indent="0cm" style:auto-text-indent="false"/>
    </style:style>
    <style:style style:name="P22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23" style:family="paragraph" style:parent-style-name="Text_20_body">
      <style:text-properties officeooo:rsid="0014609b" officeooo:paragraph-rsid="002aee5f"/>
    </style:style>
    <style:style style:name="P24" style:family="paragraph" style:parent-style-name="Text_20_body" style:list-style-name="L10"/>
    <style:style style:name="P25" style:family="paragraph" style:parent-style-name="Text_20_body" style:list-style-name="L10">
      <style:paragraph-properties fo:margin-top="0cm" fo:margin-bottom="0cm" style:contextual-spacing="false"/>
    </style:style>
    <style:style style:name="P26" style:family="paragraph" style:parent-style-name="Text_20_body" style:list-style-name="L11"/>
    <style:style style:name="P27" style:family="paragraph" style:parent-style-name="Text_20_body" style:list-style-name="L11">
      <style:paragraph-properties fo:margin-top="0cm" fo:margin-bottom="0cm" style:contextual-spacing="false"/>
    </style:style>
    <style:style style:name="P28" style:family="paragraph" style:parent-style-name="Text_20_body" style:list-style-name="L12"/>
    <style:style style:name="P29" style:family="paragraph" style:parent-style-name="Text_20_body" style:list-style-name="L12">
      <style:paragraph-properties fo:margin-top="0cm" fo:margin-bottom="0cm" style:contextual-spacing="false"/>
    </style:style>
    <style:style style:name="T1" style:family="text">
      <style:text-properties officeooo:rsid="0028a5b2"/>
    </style:style>
    <style:style style:name="T2" style:family="text">
      <style:text-properties officeooo:rsid="002aee5f"/>
    </style:style>
    <style:style style:name="T3" style:family="text">
      <style:text-properties officeooo:rsid="002e0312"/>
    </style:style>
    <style:style style:name="T4" style:family="text">
      <style:text-properties officeooo:rsid="002f3de3"/>
    </style:style>
    <style:style style:name="T5" style:family="text">
      <style:text-properties officeooo:rsid="002f4da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<text:span text:style-name="T1">3</text:span> – Capítulo <text:span text:style-name="T5">8</text:span> </text:p>
      <text:p text:style-name="P1"><text:s/><text:span text:style-name="T5">Impresoras matriciales</text:span><text:span text:style-name="T2"><text:line-break/></text:span></text:p>
      <text:p text:style-name="P23"><text:span text:style-name="Strong_20_Emphasis">Las impresoras matriciales, también conocidas como impresoras de matriz de puntos, son un tipo de impresora que utiliza una serie de puntos para formar caracteres e imágenes en el papel. A pesar de que han sido superadas en muchos aspectos por las impresoras láser y de inyección de tinta, aún se utilizan en ciertas aplicaciones debido a su bajo costo y capacidad para imprimir en papel continuo y formularios multicapa.</text:span></text:p>
      <text:p text:style-name="Text_20_body"><text:span text:style-name="Strong_20_Emphasis">Tipos de impresoras matriciales</text:span></text:p>
      <text:p text:style-name="Text_20_body">Existen varios tipos de impresoras matriciales, que se diferencian principalmente por el número de pines que utilizan para crear los puntos de impresión. Los tipos más comunes son:</text:p>
      <text:list text:style-name="L10">
        <text:list-item>
          <text:p text:style-name="P25"><text:span text:style-name="Strong_20_Emphasis">Impresoras de 9 pines:</text:span> Son las más comunes y se utilizan para aplicaciones generales de impresión. </text:p>
        </text:list-item>
        <text:list-item>
          <text:p text:style-name="P24"><text:span text:style-name="Strong_20_Emphasis">Impresoras de 24 pines:</text:span> Ofrecen una mayor resolución y calidad de impresión que las de 9 pines, y se utilizan para aplicaciones que requieren una mayor nitidez. </text:p>
        </text:list-item>
      </text:list>
      <text:p text:style-name="Text_20_body"><text:span text:style-name="Strong_20_Emphasis">¿Cómo funcionan?</text:span></text:p>
      <text:p text:style-name="Text_20_body">Las impresoras matriciales funcionan mediante el impacto de una serie de pines sobre una cinta entintada, que a su vez golpea el papel. Los pines se organizan en una matriz y se activan selectivamente para formar los caracteres e imágenes. El cabezal de impresión se mueve horizontalmente a lo largo del papel, imprimiendo línea por línea.</text:p>
      <text:p text:style-name="Text_20_body"><text:span text:style-name="Strong_20_Emphasis">Fabricantes y tipos de uso en la actualidad</text:span></text:p>
      <text:p text:style-name="Text_20_body">Algunos de los fabricantes más conocidos de impresoras matriciales son Epson, OKI y Lexmark. Aunque su uso ha disminuido en los últimos años, aún se utilizan en aplicaciones específicas, como:</text:p>
      <text:list text:style-name="L11">
        <text:list-item>
          <text:p text:style-name="P27"><text:span text:style-name="Strong_20_Emphasis">Impresión de formularios multicapa:</text:span> Las impresoras matriciales son ideales para imprimir en formularios con varias copias, ya que la presión de los pines permite que la tinta se transfiera a todas las capas. </text:p>
        </text:list-item>
        <text:list-item>
          <text:p text:style-name="P27"><text:span text:style-name="Strong_20_Emphasis">Impresión en papel continuo:</text:span> Se utilizan en entornos industriales y comerciales para imprimir grandes volúmenes de datos en papel continuo. </text:p>
        </text:list-item>
        <text:list-item>
          <text:p text:style-name="P26"><text:span text:style-name="Strong_20_Emphasis">Impresión de recibos y tickets:</text:span> Debido a su bajo costo y durabilidad, las impresoras matriciales se utilizan a menudo para imprimir recibos y tickets en puntos de venta. </text:p>
        </text:list-item>
      </text:list>
      <text:p text:style-name="Text_20_body"><text:span text:style-name="Strong_20_Emphasis">Problemas que pueden surgir con estas impresoras y cómo resolverlos</text:span></text:p>
      <text:p text:style-name="Text_20_body">Algunos de los problemas más comunes que pueden surgir con las impresoras matriciales son:</text:p>
      <text:list text:style-name="L12">
        <text:list-item>
          <text:p text:style-name="P29"><text:span text:style-name="Strong_20_Emphasis">Cinta atascada o rota:</text:span> Reemplace la cinta siguiendo las instrucciones del fabricante. </text:p>
        </text:list-item>
        <text:list-item>
          <text:p text:style-name="P29"><text:span text:style-name="Strong_20_Emphasis">Cabezal de impresión obstruido:</text:span> Limpie el cabezal de impresión con un paño suave y un poco de alcohol isopropílico. </text:p>
        </text:list-item>
        <text:list-item>
          <text:p text:style-name="P29"><text:soft-page-break/><text:span text:style-name="Strong_20_Emphasis">Problemas de alimentación del papel:</text:span> Asegúrese de que el papel esté correctamente alineado y que los rodillos de alimentación estén limpios. </text:p>
        </text:list-item>
        <text:list-item>
          <text:p text:style-name="P29"><text:span text:style-name="Strong_20_Emphasis">Impresión débil o borrosa:</text:span> Reemplace la cinta o ajuste la configuración de la impresora. </text:p>
        </text:list-item>
        <text:list-item>
          <text:p text:style-name="P28"><text:span text:style-name="Strong_20_Emphasis">Ruido excesivo:</text:span> Verifique si hay alguna pieza suelta o desgastada y reemplácela si es necesario. </text:p>
        </text:list-item>
      </text:list>
      <text:p text:style-name="Text_20_body">Si bien las impresoras matriciales pueden presentar algunos problemas, en general son confiables y fáciles de mantener. Con un mantenimiento adecuado, pueden seguir siendo útiles en ciertas aplicaciones durante muchos años.</text:p>
      <text:p text:style-name="P23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5-02-16T17:31:00.975735578</dc:date>
    <meta:editing-duration>PT2H42M52S</meta:editing-duration>
    <meta:editing-cycles>23</meta:editing-cycles>
    <meta:generator>LibreOffice/24.2.2.2$Linux_X86_64 LibreOffice_project/d56cc158d8a96260b836f100ef4b4ef25d6f1a01</meta:generator>
    <meta:print-date>2025-02-12T17:46:06.163856548</meta:print-date>
    <meta:printed-by>Archivos PDF</meta:printed-by>
    <meta:document-statistic meta:table-count="0" meta:image-count="0" meta:object-count="0" meta:page-count="2" meta:paragraph-count="22" meta:word-count="474" meta:character-count="2965" meta:non-whitespace-character-count="2509"/>
  </office:meta>
</office:document-meta>
</file>